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5pt"/>
    </style:style>
    <style:style style:name="co2" style:family="table-column">
      <style:table-column-properties fo:break-before="auto" style:column-width="57.94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5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f93c7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tor_test" table:style-name="ta1">
        <table:shapes>
          <draw:frame draw:z-index="0" draw:style-name="gr1" draw:text-style-name="P1" svg:width="487.79pt" svg:height="663.62pt" svg:x="899.32pt" svg:y="0pt">
            <draw:object draw:notify-on-update-of-ranges="motor_test.A4:motor_test.A4 motor_test.A5:motor_test.A15 motor_test.B4:motor_test.B4 motor_test.B5:motor_test.B15 motor_test.A4:motor_test.A4 motor_test.A5:motor_test.A15 motor_test.C4:motor_test.C4 motor_test.C5:motor_test.C15 motor_test.A4:motor_test.A4 motor_test.A5:motor_test.A15 motor_test.D4:motor_test.D4 motor_test.D5:motor_test.D15 motor_test.A4:motor_test.A4 motor_test.A5:motor_test.A15 motor_test.E4:motor_test.E4 motor_test.E5:motor_test.E15 motor_test.A4:motor_test.A4 motor_test.A5:motor_test.A15 motor_test.F4:motor_test.F4 motor_test.F5:motor_test.F15 motor_test.A4:motor_test.A4 motor_test.A5:motor_test.A15 motor_test.G4:motor_test.G4 motor_test.G5:motor_test.G15 motor_test.A4:motor_test.A4 motor_test.A5:motor_test.A15 motor_test.H4:motor_test.H4 motor_test.H5:motor_test.H15 motor_test.A4:motor_test.A4 motor_test.A5:motor_test.A15 motor_test.I4:motor_test.I4 motor_test.I5:motor_test.I15 motor_test.A4:motor_test.A4 motor_test.A5:motor_test.A15 motor_test.J4:motor_test.J4 motor_test.J5:motor_test.J15 motor_test.A4:motor_test.A4 motor_test.A5:motor_test.A15 motor_test.K4:motor_test.K4 motor_test.K5:motor_test.K15 motor_test.A4:motor_test.A4 motor_test.A5:motor_test.A15 motor_test.L4:motor_test.L4 motor_test.L5:motor_test.L15 motor_test.A4:motor_test.A4 motor_test.A5:motor_test.A15 motor_test.M4:motor_test.M4 motor_test.M5:motor_test.M15 motor_test.A4:motor_test.A4 motor_test.A5:motor_test.A15 motor_test.N4:motor_test.N4 motor_test.N5:motor_test.N15 motor_test.A4:motor_test.A4 motor_test.A5:motor_test.A15 motor_test.O4:motor_test.O4 motor_test.O5:motor_test.O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71.87pt" svg:height="434.38pt" svg:x="73.56pt" svg:y="211.63pt">
            <draw:object draw:notify-on-update-of-ranges="motor_test.A4:motor_test.A4 motor_test.A5:motor_test.A15 motor_test.B4:motor_test.B4 motor_test.B5:motor_test.B15 motor_test.A4:motor_test.A4 motor_test.A5:motor_test.A15 motor_test.C4:motor_test.C4 motor_test.C5:motor_test.C15 motor_test.A4:motor_test.A4 motor_test.A5:motor_test.A15 motor_test.D4:motor_test.D4 motor_test.D5:motor_test.D15 motor_test.A4:motor_test.A4 motor_test.A5:motor_test.A15 motor_test.E4:motor_test.E4 motor_test.E5:motor_test.E15 motor_test.A4:motor_test.A4 motor_test.A5:motor_test.A15 motor_test.F4:motor_test.F4 motor_test.F5:motor_test.F15 motor_test.A4:motor_test.A4 motor_test.A5:motor_test.A15 motor_test.J4:motor_test.J4 motor_test.J5:motor_test.J15 motor_test.A4:motor_test.A4 motor_test.A5:motor_test.A15 motor_test.K4:motor_test.K4 motor_test.K5:motor_test.K15 motor_test.A4:motor_test.A4 motor_test.A5:motor_test.A15 motor_test.L4:motor_test.L4 motor_test.L5:motor_test.L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8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Rotation Motor</text:p>
          </table:table-cell>
          <table:covered-table-cell table:number-columns-repeated="7"/>
          <table:table-cell table:style-name="ce2" office:value-type="string" calcext:value-type="string" table:number-columns-spanned="6" table:number-rows-spanned="1">
            <text:p>Movment Motor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T RM 1100</text:p>
          </table:table-cell>
          <table:table-cell office:value-type="string" calcext:value-type="string">
            <text:p>T RM 500</text:p>
          </table:table-cell>
          <table:table-cell office:value-type="string" calcext:value-type="string">
            <text:p>T RM 200</text:p>
          </table:table-cell>
          <table:table-cell office:value-type="string" calcext:value-type="string">
            <text:p>T RM 100</text:p>
          </table:table-cell>
          <table:table-cell office:value-type="string" calcext:value-type="string">
            <text:p>T RM 50</text:p>
          </table:table-cell>
          <table:table-cell office:value-type="string" calcext:value-type="string">
            <text:p>T RM 20</text:p>
          </table:table-cell>
          <table:table-cell office:value-type="string" calcext:value-type="string">
            <text:p>T RM 10</text:p>
          </table:table-cell>
          <table:table-cell office:value-type="string" calcext:value-type="string">
            <text:p>T RM 5</text:p>
          </table:table-cell>
          <table:table-cell office:value-type="string" calcext:value-type="string">
            <text:p>T MM 200</text:p>
          </table:table-cell>
          <table:table-cell office:value-type="string" calcext:value-type="string">
            <text:p>T MM 100</text:p>
          </table:table-cell>
          <table:table-cell office:value-type="string" calcext:value-type="string">
            <text:p>T MM 50</text:p>
          </table:table-cell>
          <table:table-cell office:value-type="string" calcext:value-type="string">
            <text:p>T MM 20</text:p>
          </table:table-cell>
          <table:table-cell office:value-type="string" calcext:value-type="string">
            <text:p>T MM 10</text:p>
          </table:table-cell>
          <table:table-cell office:value-type="string" calcext:value-type="string">
            <text:p>T MM 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595672428607941" calcext:value-type="float">
            <text:p>0.005956724286079</text:p>
          </table:table-cell>
          <table:table-cell office:value-type="float" office:value="0.00540754199028015" calcext:value-type="float">
            <text:p>0.00540754199028</text:p>
          </table:table-cell>
          <table:table-cell office:value-type="float" office:value="0.00602765381336212" calcext:value-type="float">
            <text:p>0.006027653813362</text:p>
          </table:table-cell>
          <table:table-cell office:value-type="float" office:value="0.00728922843933106" calcext:value-type="float">
            <text:p>0.007289228439331</text:p>
          </table:table-cell>
          <table:table-cell office:value-type="float" office:value="0.0120211720466614" calcext:value-type="float">
            <text:p>0.012021172046661</text:p>
          </table:table-cell>
          <table:table-cell office:value-type="float" office:value="0.0166111826896668" calcext:value-type="float">
            <text:p>0.016611182689667</text:p>
          </table:table-cell>
          <table:table-cell office:value-type="float" office:value="0.0407973885536194" calcext:value-type="float">
            <text:p>0.040797388553619</text:p>
          </table:table-cell>
          <table:table-cell office:value-type="float" office:value="0.0807018756866455" calcext:value-type="float">
            <text:p>0.080701875686646</text:p>
          </table:table-cell>
          <table:table-cell office:value-type="float" office:value="0.00523265903646296" calcext:value-type="float">
            <text:p>0.005232659036463</text:p>
          </table:table-cell>
          <table:table-cell office:value-type="float" office:value="0.00701337575912476" calcext:value-type="float">
            <text:p>0.007013375759125</text:p>
          </table:table-cell>
          <table:table-cell office:value-type="float" office:value="0.0119703698158264" calcext:value-type="float">
            <text:p>0.011970369815827</text:p>
          </table:table-cell>
          <table:table-cell office:value-type="float" office:value="0.0224248588085175" calcext:value-type="float">
            <text:p>0.022424858808518</text:p>
          </table:table-cell>
          <table:table-cell office:value-type="float" office:value="0.0410520076751709" calcext:value-type="float">
            <text:p>0.041052007675171</text:p>
          </table:table-cell>
          <table:table-cell office:value-type="float" office:value="0.0800966501235962" calcext:value-type="float">
            <text:p>0.0800966501235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412959575653076" calcext:value-type="float">
            <text:p>0.004129595756531</text:p>
          </table:table-cell>
          <table:table-cell office:value-type="float" office:value="0.00363110733032227" calcext:value-type="float">
            <text:p>0.003631107330322</text:p>
          </table:table-cell>
          <table:table-cell office:value-type="float" office:value="0.00434480309486389" calcext:value-type="float">
            <text:p>0.004344803094864</text:p>
          </table:table-cell>
          <table:table-cell office:value-type="float" office:value="0.00540061712265015" calcext:value-type="float">
            <text:p>0.00540061712265</text:p>
          </table:table-cell>
          <table:table-cell office:value-type="float" office:value="0.00754995107650757" calcext:value-type="float">
            <text:p>0.007549951076508</text:p>
          </table:table-cell>
          <table:table-cell office:value-type="float" office:value="0.0140278577804565" calcext:value-type="float">
            <text:p>0.014027857780457</text:p>
          </table:table-cell>
          <table:table-cell office:value-type="float" office:value="0.0249972105026245" calcext:value-type="float">
            <text:p>0.024997210502625</text:p>
          </table:table-cell>
          <table:table-cell office:value-type="float" office:value="0.0520935773849487" calcext:value-type="float">
            <text:p>0.052093577384949</text:p>
          </table:table-cell>
          <table:table-cell office:value-type="float" office:value="0.00350826415148648" calcext:value-type="float">
            <text:p>0.003508264151486</text:p>
          </table:table-cell>
          <table:table-cell office:value-type="float" office:value="0.00527532696723938" calcext:value-type="float">
            <text:p>0.005275326967239</text:p>
          </table:table-cell>
          <table:table-cell office:value-type="float" office:value="0.00770714282989502" calcext:value-type="float">
            <text:p>0.007707142829895</text:p>
          </table:table-cell>
          <table:table-cell office:value-type="float" office:value="0.0150503695011139" calcext:value-type="float">
            <text:p>0.015050369501114</text:p>
          </table:table-cell>
          <table:table-cell office:value-type="float" office:value="0.0261494636535645" calcext:value-type="float">
            <text:p>0.026149463653565</text:p>
          </table:table-cell>
          <table:table-cell office:value-type="float" office:value="0.047498631477356" calcext:value-type="float">
            <text:p>0.0474986314773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32015752792358" calcext:value-type="float">
            <text:p>0.003320157527924</text:p>
          </table:table-cell>
          <table:table-cell office:value-type="float" office:value="0.00279402947425842" calcext:value-type="float">
            <text:p>0.002794029474258</text:p>
          </table:table-cell>
          <table:table-cell office:value-type="float" office:value="0.00351527035236359" calcext:value-type="float">
            <text:p>0.003515270352364</text:p>
          </table:table-cell>
          <table:table-cell office:value-type="float" office:value="0.0045603084564209" calcext:value-type="float">
            <text:p>0.004560308456421</text:p>
          </table:table-cell>
          <table:table-cell office:value-type="float" office:value="0.00673991918563843" calcext:value-type="float">
            <text:p>0.006739919185638</text:p>
          </table:table-cell>
          <table:table-cell office:value-type="float" office:value="0.0147241413593292" calcext:value-type="float">
            <text:p>0.014724141359329</text:p>
          </table:table-cell>
          <table:table-cell office:value-type="float" office:value="0.0276502370834351" calcext:value-type="float">
            <text:p>0.027650237083435</text:p>
          </table:table-cell>
          <table:table-cell office:value-type="float" office:value="0.0533061265945435" calcext:value-type="float">
            <text:p>0.053306126594544</text:p>
          </table:table-cell>
          <table:table-cell office:value-type="float" office:value="0.00265818975188515" calcext:value-type="float">
            <text:p>0.002658189751885</text:p>
          </table:table-cell>
          <table:table-cell office:value-type="float" office:value="0.00453028559684753" calcext:value-type="float">
            <text:p>0.004530285596848</text:p>
          </table:table-cell>
          <table:table-cell office:value-type="float" office:value="0.00687223196029663" calcext:value-type="float">
            <text:p>0.006872231960297</text:p>
          </table:table-cell>
          <table:table-cell office:value-type="float" office:value="0.0151204168796539" calcext:value-type="float">
            <text:p>0.015120416879654</text:p>
          </table:table-cell>
          <table:table-cell office:value-type="float" office:value="0.0282986879348755" calcext:value-type="float">
            <text:p>0.028298687934876</text:p>
          </table:table-cell>
          <table:table-cell office:value-type="float" office:value="0.0472989559173584" calcext:value-type="float">
            <text:p>0.0472989559173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89293467998505" calcext:value-type="float">
            <text:p>0.002892934679985</text:p>
          </table:table-cell>
          <table:table-cell office:value-type="float" office:value="0.00229805994033814" calcext:value-type="float">
            <text:p>0.002298059940338</text:p>
          </table:table-cell>
          <table:table-cell office:value-type="float" office:value="0.00315540671348572" calcext:value-type="float">
            <text:p>0.003155406713486</text:p>
          </table:table-cell>
          <table:table-cell office:value-type="float" office:value="0.00435015678405762" calcext:value-type="float">
            <text:p>0.004350156784058</text:p>
          </table:table-cell>
          <table:table-cell office:value-type="float" office:value="0.00690043926239014" calcext:value-type="float">
            <text:p>0.00690043926239</text:p>
          </table:table-cell>
          <table:table-cell office:value-type="float" office:value="0.0149510741233826" calcext:value-type="float">
            <text:p>0.014951074123383</text:p>
          </table:table-cell>
          <table:table-cell office:value-type="float" office:value="0.0272002816200256" calcext:value-type="float">
            <text:p>0.027200281620026</text:p>
          </table:table-cell>
          <table:table-cell office:value-type="float" office:value="0.0591827154159546" calcext:value-type="float">
            <text:p>0.059182715415955</text:p>
          </table:table-cell>
          <table:table-cell office:value-type="float" office:value="0.00215183073824102" calcext:value-type="float">
            <text:p>0.002151830738241</text:p>
          </table:table-cell>
          <table:table-cell office:value-type="float" office:value="0.00439963221549988" calcext:value-type="float">
            <text:p>0.0043996322155</text:p>
          </table:table-cell>
          <table:table-cell office:value-type="float" office:value="0.00693973064422607" calcext:value-type="float">
            <text:p>0.006939730644226</text:p>
          </table:table-cell>
          <table:table-cell office:value-type="float" office:value="0.0149068057537079" calcext:value-type="float">
            <text:p>0.014906805753708</text:p>
          </table:table-cell>
          <table:table-cell office:value-type="float" office:value="0.0284515261650085" calcext:value-type="float">
            <text:p>0.028451526165009</text:p>
          </table:table-cell>
          <table:table-cell office:value-type="float" office:value="0.0506034851074219" calcext:value-type="float">
            <text:p>0.0506034851074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65239834785461" calcext:value-type="float">
            <text:p>0.002652398347855</text:p>
          </table:table-cell>
          <table:table-cell office:value-type="float" office:value="0.00205503296852112" calcext:value-type="float">
            <text:p>0.002055032968521</text:p>
          </table:table-cell>
          <table:table-cell office:value-type="float" office:value="0.00308254480361938" calcext:value-type="float">
            <text:p>0.003082544803619</text:p>
          </table:table-cell>
          <table:table-cell office:value-type="float" office:value="0.00421992301940918" calcext:value-type="float">
            <text:p>0.004219923019409</text:p>
          </table:table-cell>
          <table:table-cell office:value-type="float" office:value="0.0075387454032898" calcext:value-type="float">
            <text:p>0.00753874540329</text:p>
          </table:table-cell>
          <table:table-cell office:value-type="float" office:value="0.0170979678630829" calcext:value-type="float">
            <text:p>0.017097967863083</text:p>
          </table:table-cell>
          <table:table-cell office:value-type="float" office:value="0.0318004012107849" calcext:value-type="float">
            <text:p>0.031800401210785</text:p>
          </table:table-cell>
          <table:table-cell office:value-type="float" office:value="0.0633057594299317" calcext:value-type="float">
            <text:p>0.063305759429932</text:p>
          </table:table-cell>
          <table:table-cell office:value-type="float" office:value="0.00180806073275479" calcext:value-type="float">
            <text:p>0.001808060732755</text:p>
          </table:table-cell>
          <table:table-cell office:value-type="float" office:value="0.00414500117301941" calcext:value-type="float">
            <text:p>0.004145001173019</text:p>
          </table:table-cell>
          <table:table-cell office:value-type="float" office:value="0.00717017412185669" calcext:value-type="float">
            <text:p>0.007170174121857</text:p>
          </table:table-cell>
          <table:table-cell office:value-type="float" office:value="0.0163248836994171" calcext:value-type="float">
            <text:p>0.016324883699417</text:p>
          </table:table-cell>
          <table:table-cell office:value-type="float" office:value="0.0313882112503052" calcext:value-type="float">
            <text:p>0.031388211250305</text:p>
          </table:table-cell>
          <table:table-cell office:value-type="float" office:value="0.0504019021987915" calcext:value-type="float">
            <text:p>0.0504019021987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250516772270203" calcext:value-type="float">
            <text:p>0.002505167722702</text:p>
          </table:table-cell>
          <table:table-cell office:value-type="float" office:value="0.00199098515510559" calcext:value-type="float">
            <text:p>0.001990985155106</text:p>
          </table:table-cell>
          <table:table-cell office:value-type="float" office:value="0.00296503663063049" calcext:value-type="float">
            <text:p>0.002965036630631</text:p>
          </table:table-cell>
          <table:table-cell office:value-type="float" office:value="0.00442489981651306" calcext:value-type="float">
            <text:p>0.004424899816513</text:p>
          </table:table-cell>
          <table:table-cell office:value-type="float" office:value="0.00755113363265991" calcext:value-type="float">
            <text:p>0.00755113363266</text:p>
          </table:table-cell>
          <table:table-cell office:value-type="float" office:value="0.0169465482234955" calcext:value-type="float">
            <text:p>0.016946548223496</text:p>
          </table:table-cell>
          <table:table-cell office:value-type="float" office:value="0.032044780254364" calcext:value-type="float">
            <text:p>0.032044780254364</text:p>
          </table:table-cell>
          <table:table-cell office:value-type="float" office:value="0.0628977537155151" calcext:value-type="float">
            <text:p>0.062897753715515</text:p>
          </table:table-cell>
          <table:table-cell office:value-type="float" office:value="0.00160845626484264" calcext:value-type="float">
            <text:p>0.001608456264843</text:p>
          </table:table-cell>
          <table:table-cell office:value-type="float" office:value="0.00407441020011902" calcext:value-type="float">
            <text:p>0.004074410200119</text:p>
          </table:table-cell>
          <table:table-cell office:value-type="float" office:value="0.00717961311340332" calcext:value-type="float">
            <text:p>0.007179613113403</text:p>
          </table:table-cell>
          <table:table-cell office:value-type="float" office:value="0.0163478493690491" calcext:value-type="float">
            <text:p>0.016347849369049</text:p>
          </table:table-cell>
          <table:table-cell office:value-type="float" office:value="0.0308109879493713" calcext:value-type="float">
            <text:p>0.030810987949371</text:p>
          </table:table-cell>
          <table:table-cell office:value-type="float" office:value="0.0497005939483643" calcext:value-type="float">
            <text:p>0.0497005939483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237743496894836" calcext:value-type="float">
            <text:p>0.002377434968948</text:p>
          </table:table-cell>
          <table:table-cell office:value-type="float" office:value="0.0019330518245697" calcext:value-type="float">
            <text:p>0.00193305182457</text:p>
          </table:table-cell>
          <table:table-cell office:value-type="float" office:value="0.00289496660232544" calcext:value-type="float">
            <text:p>0.002894966602325</text:p>
          </table:table-cell>
          <table:table-cell office:value-type="float" office:value="0.00451058983802795" calcext:value-type="float">
            <text:p>0.004510589838028</text:p>
          </table:table-cell>
          <table:table-cell office:value-type="float" office:value="0.0076399564743042" calcext:value-type="float">
            <text:p>0.007639956474304</text:p>
          </table:table-cell>
          <table:table-cell office:value-type="float" office:value="0.0167808413505554" calcext:value-type="float">
            <text:p>0.016780841350556</text:p>
          </table:table-cell>
          <table:table-cell office:value-type="float" office:value="0.0318530797958374" calcext:value-type="float">
            <text:p>0.031853079795837</text:p>
          </table:table-cell>
          <table:table-cell office:value-type="float" office:value="0.0622291088104248" calcext:value-type="float">
            <text:p>0.062229108810425</text:p>
          </table:table-cell>
          <table:table-cell office:value-type="float" office:value="0.00157096407630227" calcext:value-type="float">
            <text:p>0.001570964076302</text:p>
          </table:table-cell>
          <table:table-cell office:value-type="float" office:value="0.00420579671859741" calcext:value-type="float">
            <text:p>0.004205796718597</text:p>
          </table:table-cell>
          <table:table-cell office:value-type="float" office:value="0.00740045309066773" calcext:value-type="float">
            <text:p>0.007400453090668</text:p>
          </table:table-cell>
          <table:table-cell office:value-type="float" office:value="0.016301304101944" calcext:value-type="float">
            <text:p>0.016301304101944</text:p>
          </table:table-cell>
          <table:table-cell office:value-type="float" office:value="0.0312517762184143" calcext:value-type="float">
            <text:p>0.031251776218414</text:p>
          </table:table-cell>
          <table:table-cell office:value-type="float" office:value="0.0501949310302734" calcext:value-type="float">
            <text:p>0.0501949310302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233510315418243" calcext:value-type="float">
            <text:p>0.002335103154182</text:p>
          </table:table-cell>
          <table:table-cell office:value-type="float" office:value="0.0019500527381897" calcext:value-type="float">
            <text:p>0.00195005273819</text:p>
          </table:table-cell>
          <table:table-cell office:value-type="float" office:value="0.00291953802108765" calcext:value-type="float">
            <text:p>0.002919538021088</text:p>
          </table:table-cell>
          <table:table-cell office:value-type="float" office:value="0.00451476097106934" calcext:value-type="float">
            <text:p>0.004514760971069</text:p>
          </table:table-cell>
          <table:table-cell office:value-type="float" office:value="0.00772140026092529" calcext:value-type="float">
            <text:p>0.007721400260925</text:p>
          </table:table-cell>
          <table:table-cell office:value-type="float" office:value="0.0167449712753296" calcext:value-type="float">
            <text:p>0.01674497127533</text:p>
          </table:table-cell>
          <table:table-cell office:value-type="float" office:value="0.0316019654273987" calcext:value-type="float">
            <text:p>0.031601965427399</text:p>
          </table:table-cell>
          <table:table-cell office:value-type="float" office:value="0.0621828079223633" calcext:value-type="float">
            <text:p>0.062182807922363</text:p>
          </table:table-cell>
          <table:table-cell office:value-type="float" office:value="0.00157266595146873" calcext:value-type="float">
            <text:p>0.001572665951469</text:p>
          </table:table-cell>
          <table:table-cell office:value-type="float" office:value="0.00422533512115479" calcext:value-type="float">
            <text:p>0.004225335121155</text:p>
          </table:table-cell>
          <table:table-cell office:value-type="float" office:value="0.0073981785774231" calcext:value-type="float">
            <text:p>0.007398178577423</text:p>
          </table:table-cell>
          <table:table-cell office:value-type="float" office:value="0.0164457023143768" calcext:value-type="float">
            <text:p>0.016445702314377</text:p>
          </table:table-cell>
          <table:table-cell office:value-type="float" office:value="0.0306491136550903" calcext:value-type="float">
            <text:p>0.03064911365509</text:p>
          </table:table-cell>
          <table:table-cell office:value-type="float" office:value="0.0499996423721314" calcext:value-type="float">
            <text:p>0.0499996423721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30516076087952" calcext:value-type="float">
            <text:p>0.00230516076088</text:p>
          </table:table-cell>
          <table:table-cell office:value-type="float" office:value="0.00195091795921326" calcext:value-type="float">
            <text:p>0.001950917959213</text:p>
          </table:table-cell>
          <table:table-cell office:value-type="float" office:value="0.00288817286491394" calcext:value-type="float">
            <text:p>0.002888172864914</text:p>
          </table:table-cell>
          <table:table-cell office:value-type="float" office:value="0.00454515933990479" calcext:value-type="float">
            <text:p>0.004545159339905</text:p>
          </table:table-cell>
          <table:table-cell office:value-type="float" office:value="0.00767917633056641" calcext:value-type="float">
            <text:p>0.007679176330566</text:p>
          </table:table-cell>
          <table:table-cell office:value-type="float" office:value="0.0167194843292236" calcext:value-type="float">
            <text:p>0.016719484329224</text:p>
          </table:table-cell>
          <table:table-cell office:value-type="float" office:value="0.0314486265182495" calcext:value-type="float">
            <text:p>0.03144862651825</text:p>
          </table:table-cell>
          <table:table-cell office:value-type="float" office:value="0.0627032041549683" calcext:value-type="float">
            <text:p>0.062703204154968</text:p>
          </table:table-cell>
          <table:table-cell office:value-type="float" office:value="0.00157101121815768" calcext:value-type="float">
            <text:p>0.001571011218158</text:p>
          </table:table-cell>
          <table:table-cell office:value-type="float" office:value="0.00421460032463074" calcext:value-type="float">
            <text:p>0.004214600324631</text:p>
          </table:table-cell>
          <table:table-cell office:value-type="float" office:value="0.00741197109222412" calcext:value-type="float">
            <text:p>0.007411971092224</text:p>
          </table:table-cell>
          <table:table-cell office:value-type="float" office:value="0.0164325594902039" calcext:value-type="float">
            <text:p>0.016432559490204</text:p>
          </table:table-cell>
          <table:table-cell office:value-type="float" office:value="0.0313503861427307" calcext:value-type="float">
            <text:p>0.031350386142731</text:p>
          </table:table-cell>
          <table:table-cell office:value-type="float" office:value="0.0501040458679199" calcext:value-type="float">
            <text:p>0.050104045867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229494214057922" calcext:value-type="float">
            <text:p>0.002294942140579</text:p>
          </table:table-cell>
          <table:table-cell office:value-type="float" office:value="0.00194918751716614" calcext:value-type="float">
            <text:p>0.001949187517166</text:p>
          </table:table-cell>
          <table:table-cell office:value-type="float" office:value="0.00290489196777344" calcext:value-type="float">
            <text:p>0.002904891967773</text:p>
          </table:table-cell>
          <table:table-cell office:value-type="float" office:value="0.00448418378829956" calcext:value-type="float">
            <text:p>0.0044841837883</text:p>
          </table:table-cell>
          <table:table-cell office:value-type="float" office:value="0.00755998134613037" calcext:value-type="float">
            <text:p>0.00755998134613</text:p>
          </table:table-cell>
          <table:table-cell office:value-type="float" office:value="0.0170024752616882" calcext:value-type="float">
            <text:p>0.017002475261688</text:p>
          </table:table-cell>
          <table:table-cell office:value-type="float" office:value="0.0314987063407898" calcext:value-type="float">
            <text:p>0.03149870634079</text:p>
          </table:table-cell>
          <table:table-cell office:value-type="float" office:value="0.0624986886978149" calcext:value-type="float">
            <text:p>0.062498688697815</text:p>
          </table:table-cell>
          <table:table-cell office:value-type="float" office:value="0.00157049298286438" calcext:value-type="float">
            <text:p>0.001570492982864</text:p>
          </table:table-cell>
          <table:table-cell office:value-type="float" office:value="0.00420488953590393" calcext:value-type="float">
            <text:p>0.004204889535904</text:p>
          </table:table-cell>
          <table:table-cell office:value-type="float" office:value="0.00739989280700684" calcext:value-type="float">
            <text:p>0.007399892807007</text:p>
          </table:table-cell>
          <table:table-cell office:value-type="float" office:value="0.016072005033493" calcext:value-type="float">
            <text:p>0.016072005033493</text:p>
          </table:table-cell>
          <table:table-cell office:value-type="float" office:value="0.0311487674713135" calcext:value-type="float">
            <text:p>0.031148767471314</text:p>
          </table:table-cell>
          <table:table-cell office:value-type="float" office:value="0.0497987508773804" calcext:value-type="float">
            <text:p>0.049798750877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22973507642746" calcext:value-type="float">
            <text:p>0.002297350764275</text:p>
          </table:table-cell>
          <table:table-cell office:value-type="float" office:value="0.00194099521636963" calcext:value-type="float">
            <text:p>0.00194099521637</text:p>
          </table:table-cell>
          <table:table-cell office:value-type="float" office:value="0.00290508329868317" calcext:value-type="float">
            <text:p>0.002905083298683</text:p>
          </table:table-cell>
          <table:table-cell office:value-type="float" office:value="0.0044852364063263" calcext:value-type="float">
            <text:p>0.004485236406326</text:p>
          </table:table-cell>
          <table:table-cell office:value-type="float" office:value="0.00767077684402466" calcext:value-type="float">
            <text:p>0.007670776844025</text:p>
          </table:table-cell>
          <table:table-cell office:value-type="float" office:value="0.0167572557926178" calcext:value-type="float">
            <text:p>0.016757255792618</text:p>
          </table:table-cell>
          <table:table-cell office:value-type="float" office:value="0.0316507458686829" calcext:value-type="float">
            <text:p>0.031650745868683</text:p>
          </table:table-cell>
          <table:table-cell office:value-type="float" office:value="0.0622006893157959" calcext:value-type="float">
            <text:p>0.062200689315796</text:p>
          </table:table-cell>
          <table:table-cell office:value-type="float" office:value="0.00157804727554321" calcext:value-type="float">
            <text:p>0.001578047275543</text:p>
          </table:table-cell>
          <table:table-cell office:value-type="float" office:value="0.00420516490936279" calcext:value-type="float">
            <text:p>0.004205164909363</text:p>
          </table:table-cell>
          <table:table-cell office:value-type="float" office:value="0.00748004913330078" calcext:value-type="float">
            <text:p>0.007480049133301</text:p>
          </table:table-cell>
          <table:table-cell office:value-type="float" office:value="0.0163022935390472" calcext:value-type="float">
            <text:p>0.016302293539047</text:p>
          </table:table-cell>
          <table:table-cell office:value-type="float" office:value="0.0313019275665283" calcext:value-type="float">
            <text:p>0.031301927566528</text:p>
          </table:table-cell>
          <table:table-cell office:value-type="float" office:value="0.0497976303100586" calcext:value-type="float">
            <text:p>0.0497976303100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 style:data-style-name="N2" text:time-value="10:49:50.107390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0T11:48:15.209347277</dc:date>
    <meta:editing-duration>PT3H5M15S</meta:editing-duration>
    <meta:editing-cycles>20</meta:editing-cycles>
    <meta:generator>LibreOffice/5.4.5.1$Linux_X86_64 LibreOffice_project/40m0$Build-1</meta:generator>
    <meta:document-statistic meta:table-count="1" meta:cell-count="1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7.209cm" svg:height="23.412cm" xlink:href=".." xlink:type="simple" chart:class="chart:scatter" chart:style-name="ch1">
        <chart:legend chart:legend-position="end" svg:x="14.172cm" svg:y="8.17cm" style:legend-expansion="high" chart:style-name="ch2"/>
        <chart:plot-area chart:style-name="ch3" table:cell-range-address="motor_test.A4:motor_test.O15" chart:data-source-has-labels="row" svg:x="0.344cm" svg:y="0.468cm" svg:width="13.484cm" svg:height="22.476cm">
          <chartooo:coordinate-region svg:x="1.256cm" svg:y="0.667cm" svg:width="12.292cm" svg:height="21.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tor_test.B5:motor_test.B15" chart:label-cell-address="motor_test.B4:motor_test.B4" chart:class="chart:scatter">
            <chart:domain table:cell-range-address="motor_test.A5:motor_test.A15"/>
            <chart:data-point chart:repeated="11"/>
          </chart:series>
          <chart:series chart:style-name="ch7" chart:values-cell-range-address="motor_test.C5:motor_test.C15" chart:label-cell-address="motor_test.C4:motor_test.C4" chart:class="chart:scatter">
            <chart:data-point chart:repeated="11"/>
          </chart:series>
          <chart:series chart:style-name="ch8" chart:values-cell-range-address="motor_test.D5:motor_test.D15" chart:label-cell-address="motor_test.D4:motor_test.D4" chart:class="chart:scatter">
            <chart:data-point chart:repeated="11"/>
          </chart:series>
          <chart:series chart:style-name="ch9" chart:values-cell-range-address="motor_test.E5:motor_test.E15" chart:label-cell-address="motor_test.E4:motor_test.E4" chart:class="chart:scatter">
            <chart:data-point chart:repeated="11"/>
          </chart:series>
          <chart:series chart:style-name="ch10" chart:values-cell-range-address="motor_test.F5:motor_test.F15" chart:label-cell-address="motor_test.F4:motor_test.F4" chart:class="chart:scatter">
            <chart:data-point chart:repeated="11"/>
          </chart:series>
          <chart:series chart:style-name="ch11" chart:values-cell-range-address="motor_test.G5:motor_test.G15" chart:label-cell-address="motor_test.G4:motor_test.G4" chart:class="chart:scatter">
            <chart:data-point chart:repeated="11"/>
          </chart:series>
          <chart:series chart:style-name="ch12" chart:values-cell-range-address="motor_test.H5:motor_test.H15" chart:label-cell-address="motor_test.H4:motor_test.H4" chart:class="chart:scatter">
            <chart:data-point chart:repeated="11"/>
          </chart:series>
          <chart:series chart:style-name="ch13" chart:values-cell-range-address="motor_test.I5:motor_test.I15" chart:label-cell-address="motor_test.I4:motor_test.I4" chart:class="chart:scatter">
            <chart:data-point chart:repeated="11"/>
          </chart:series>
          <chart:series chart:style-name="ch14" chart:values-cell-range-address="motor_test.J5:motor_test.J15" chart:label-cell-address="motor_test.J4:motor_test.J4" chart:class="chart:scatter">
            <chart:data-point chart:repeated="11"/>
          </chart:series>
          <chart:series chart:style-name="ch15" chart:values-cell-range-address="motor_test.K5:motor_test.K15" chart:label-cell-address="motor_test.K4:motor_test.K4" chart:class="chart:scatter">
            <chart:data-point chart:repeated="11"/>
          </chart:series>
          <chart:series chart:style-name="ch16" chart:values-cell-range-address="motor_test.L5:motor_test.L15" chart:label-cell-address="motor_test.L4:motor_test.L4" chart:class="chart:scatter">
            <chart:data-point chart:repeated="11"/>
          </chart:series>
          <chart:series chart:style-name="ch17" chart:values-cell-range-address="motor_test.M5:motor_test.M15" chart:label-cell-address="motor_test.M4:motor_test.M4" chart:class="chart:scatter">
            <chart:data-point chart:repeated="11"/>
          </chart:series>
          <chart:series chart:style-name="ch18" chart:values-cell-range-address="motor_test.N5:motor_test.N15" chart:label-cell-address="motor_test.N4:motor_test.N4" chart:class="chart:scatter">
            <chart:data-point chart:repeated="11"/>
          </chart:series>
          <chart:series chart:style-name="ch19" chart:values-cell-range-address="motor_test.O5:motor_test.O15" chart:label-cell-address="motor_test.O4:motor_test.O4" chart:class="chart:scatter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 RM 1100</text:p>
                <draw:g>
                  <svg:desc>motor_test.B4:motor_test.B4</svg:desc>
                </draw:g>
              </table:table-cell>
              <table:table-cell office:value-type="string">
                <text:p>T RM 500</text:p>
                <draw:g>
                  <svg:desc>motor_test.C4:motor_test.C4</svg:desc>
                </draw:g>
              </table:table-cell>
              <table:table-cell office:value-type="string">
                <text:p>T RM 200</text:p>
                <draw:g>
                  <svg:desc>motor_test.D4:motor_test.D4</svg:desc>
                </draw:g>
              </table:table-cell>
              <table:table-cell office:value-type="string">
                <text:p>T RM 100</text:p>
                <draw:g>
                  <svg:desc>motor_test.E4:motor_test.E4</svg:desc>
                </draw:g>
              </table:table-cell>
              <table:table-cell office:value-type="string">
                <text:p>T RM 50</text:p>
                <draw:g>
                  <svg:desc>motor_test.F4:motor_test.F4</svg:desc>
                </draw:g>
              </table:table-cell>
              <table:table-cell office:value-type="string">
                <text:p>T RM 20</text:p>
                <draw:g>
                  <svg:desc>motor_test.G4:motor_test.G4</svg:desc>
                </draw:g>
              </table:table-cell>
              <table:table-cell office:value-type="string">
                <text:p>T RM 10</text:p>
                <draw:g>
                  <svg:desc>motor_test.H4:motor_test.H4</svg:desc>
                </draw:g>
              </table:table-cell>
              <table:table-cell office:value-type="string">
                <text:p>T RM 5</text:p>
                <draw:g>
                  <svg:desc>motor_test.I4:motor_test.I4</svg:desc>
                </draw:g>
              </table:table-cell>
              <table:table-cell office:value-type="string">
                <text:p>T MM 200</text:p>
                <draw:g>
                  <svg:desc>motor_test.J4:motor_test.J4</svg:desc>
                </draw:g>
              </table:table-cell>
              <table:table-cell office:value-type="string">
                <text:p>T MM 100</text:p>
                <draw:g>
                  <svg:desc>motor_test.K4:motor_test.K4</svg:desc>
                </draw:g>
              </table:table-cell>
              <table:table-cell office:value-type="string">
                <text:p>T MM 50</text:p>
                <draw:g>
                  <svg:desc>motor_test.L4:motor_test.L4</svg:desc>
                </draw:g>
              </table:table-cell>
              <table:table-cell office:value-type="string">
                <text:p>T MM 20</text:p>
                <draw:g>
                  <svg:desc>motor_test.M4:motor_test.M4</svg:desc>
                </draw:g>
              </table:table-cell>
              <table:table-cell office:value-type="string">
                <text:p>T MM 10</text:p>
                <draw:g>
                  <svg:desc>motor_test.N4:motor_test.N4</svg:desc>
                </draw:g>
              </table:table-cell>
              <table:table-cell office:value-type="string">
                <text:p>T MM 5</text:p>
                <draw:g>
                  <svg:desc>motor_test.O4:motor_test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otor_test.A5:motor_test.A15</svg:desc>
                </draw:g>
              </table:table-cell>
              <table:table-cell office:value-type="float" office:value="0.00595672428607941">
                <text:p>0.00595672428607941</text:p>
                <draw:g>
                  <svg:desc>motor_test.B5:motor_test.B15</svg:desc>
                </draw:g>
              </table:table-cell>
              <table:table-cell office:value-type="float" office:value="0.00540754199028015">
                <text:p>0.00540754199028015</text:p>
                <draw:g>
                  <svg:desc>motor_test.C5:motor_test.C15</svg:desc>
                </draw:g>
              </table:table-cell>
              <table:table-cell office:value-type="float" office:value="0.00602765381336212">
                <text:p>0.00602765381336212</text:p>
                <draw:g>
                  <svg:desc>motor_test.D5:motor_test.D15</svg:desc>
                </draw:g>
              </table:table-cell>
              <table:table-cell office:value-type="float" office:value="0.00728922843933106">
                <text:p>0.00728922843933106</text:p>
                <draw:g>
                  <svg:desc>motor_test.E5:motor_test.E15</svg:desc>
                </draw:g>
              </table:table-cell>
              <table:table-cell office:value-type="float" office:value="0.0120211720466614">
                <text:p>0.0120211720466614</text:p>
                <draw:g>
                  <svg:desc>motor_test.F5:motor_test.F15</svg:desc>
                </draw:g>
              </table:table-cell>
              <table:table-cell office:value-type="float" office:value="0.0166111826896668">
                <text:p>0.0166111826896668</text:p>
                <draw:g>
                  <svg:desc>motor_test.G5:motor_test.G15</svg:desc>
                </draw:g>
              </table:table-cell>
              <table:table-cell office:value-type="float" office:value="0.0407973885536194">
                <text:p>0.0407973885536194</text:p>
                <draw:g>
                  <svg:desc>motor_test.H5:motor_test.H15</svg:desc>
                </draw:g>
              </table:table-cell>
              <table:table-cell office:value-type="float" office:value="0.0807018756866455">
                <text:p>0.0807018756866455</text:p>
                <draw:g>
                  <svg:desc>motor_test.I5:motor_test.I15</svg:desc>
                </draw:g>
              </table:table-cell>
              <table:table-cell office:value-type="float" office:value="0.00523265903646296">
                <text:p>0.00523265903646296</text:p>
                <draw:g>
                  <svg:desc>motor_test.J5:motor_test.J15</svg:desc>
                </draw:g>
              </table:table-cell>
              <table:table-cell office:value-type="float" office:value="0.00701337575912476">
                <text:p>0.00701337575912476</text:p>
                <draw:g>
                  <svg:desc>motor_test.K5:motor_test.K15</svg:desc>
                </draw:g>
              </table:table-cell>
              <table:table-cell office:value-type="float" office:value="0.0119703698158264">
                <text:p>0.0119703698158264</text:p>
                <draw:g>
                  <svg:desc>motor_test.L5:motor_test.L15</svg:desc>
                </draw:g>
              </table:table-cell>
              <table:table-cell office:value-type="float" office:value="0.0224248588085175">
                <text:p>0.0224248588085175</text:p>
                <draw:g>
                  <svg:desc>motor_test.M5:motor_test.M15</svg:desc>
                </draw:g>
              </table:table-cell>
              <table:table-cell office:value-type="float" office:value="0.0410520076751709">
                <text:p>0.0410520076751709</text:p>
                <draw:g>
                  <svg:desc>motor_test.N5:motor_test.N15</svg:desc>
                </draw:g>
              </table:table-cell>
              <table:table-cell office:value-type="float" office:value="0.0800966501235962">
                <text:p>0.0800966501235962</text:p>
                <draw:g>
                  <svg:desc>motor_test.O5:motor_test.O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00412959575653076">
                <text:p>0.00412959575653076</text:p>
              </table:table-cell>
              <table:table-cell office:value-type="float" office:value="0.00363110733032227">
                <text:p>0.00363110733032227</text:p>
              </table:table-cell>
              <table:table-cell office:value-type="float" office:value="0.00434480309486389">
                <text:p>0.00434480309486389</text:p>
              </table:table-cell>
              <table:table-cell office:value-type="float" office:value="0.00540061712265015">
                <text:p>0.00540061712265015</text:p>
              </table:table-cell>
              <table:table-cell office:value-type="float" office:value="0.00754995107650757">
                <text:p>0.00754995107650757</text:p>
              </table:table-cell>
              <table:table-cell office:value-type="float" office:value="0.0140278577804565">
                <text:p>0.0140278577804565</text:p>
              </table:table-cell>
              <table:table-cell office:value-type="float" office:value="0.0249972105026245">
                <text:p>0.0249972105026245</text:p>
              </table:table-cell>
              <table:table-cell office:value-type="float" office:value="0.0520935773849487">
                <text:p>0.0520935773849487</text:p>
              </table:table-cell>
              <table:table-cell office:value-type="float" office:value="0.00350826415148648">
                <text:p>0.00350826415148648</text:p>
              </table:table-cell>
              <table:table-cell office:value-type="float" office:value="0.00527532696723938">
                <text:p>0.00527532696723938</text:p>
              </table:table-cell>
              <table:table-cell office:value-type="float" office:value="0.00770714282989502">
                <text:p>0.00770714282989502</text:p>
              </table:table-cell>
              <table:table-cell office:value-type="float" office:value="0.0150503695011139">
                <text:p>0.0150503695011139</text:p>
              </table:table-cell>
              <table:table-cell office:value-type="float" office:value="0.0261494636535645">
                <text:p>0.0261494636535645</text:p>
              </table:table-cell>
              <table:table-cell office:value-type="float" office:value="0.047498631477356">
                <text:p>0.047498631477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332015752792358">
                <text:p>0.00332015752792358</text:p>
              </table:table-cell>
              <table:table-cell office:value-type="float" office:value="0.00279402947425842">
                <text:p>0.00279402947425842</text:p>
              </table:table-cell>
              <table:table-cell office:value-type="float" office:value="0.00351527035236359">
                <text:p>0.00351527035236359</text:p>
              </table:table-cell>
              <table:table-cell office:value-type="float" office:value="0.0045603084564209">
                <text:p>0.0045603084564209</text:p>
              </table:table-cell>
              <table:table-cell office:value-type="float" office:value="0.00673991918563843">
                <text:p>0.00673991918563843</text:p>
              </table:table-cell>
              <table:table-cell office:value-type="float" office:value="0.0147241413593292">
                <text:p>0.0147241413593292</text:p>
              </table:table-cell>
              <table:table-cell office:value-type="float" office:value="0.0276502370834351">
                <text:p>0.0276502370834351</text:p>
              </table:table-cell>
              <table:table-cell office:value-type="float" office:value="0.0533061265945435">
                <text:p>0.0533061265945435</text:p>
              </table:table-cell>
              <table:table-cell office:value-type="float" office:value="0.00265818975188515">
                <text:p>0.00265818975188515</text:p>
              </table:table-cell>
              <table:table-cell office:value-type="float" office:value="0.00453028559684753">
                <text:p>0.00453028559684753</text:p>
              </table:table-cell>
              <table:table-cell office:value-type="float" office:value="0.00687223196029663">
                <text:p>0.00687223196029663</text:p>
              </table:table-cell>
              <table:table-cell office:value-type="float" office:value="0.0151204168796539">
                <text:p>0.0151204168796539</text:p>
              </table:table-cell>
              <table:table-cell office:value-type="float" office:value="0.0282986879348755">
                <text:p>0.0282986879348755</text:p>
              </table:table-cell>
              <table:table-cell office:value-type="float" office:value="0.0472989559173584">
                <text:p>0.0472989559173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0289293467998505">
                <text:p>0.00289293467998505</text:p>
              </table:table-cell>
              <table:table-cell office:value-type="float" office:value="0.00229805994033814">
                <text:p>0.00229805994033814</text:p>
              </table:table-cell>
              <table:table-cell office:value-type="float" office:value="0.00315540671348572">
                <text:p>0.00315540671348572</text:p>
              </table:table-cell>
              <table:table-cell office:value-type="float" office:value="0.00435015678405762">
                <text:p>0.00435015678405762</text:p>
              </table:table-cell>
              <table:table-cell office:value-type="float" office:value="0.00690043926239014">
                <text:p>0.00690043926239014</text:p>
              </table:table-cell>
              <table:table-cell office:value-type="float" office:value="0.0149510741233826">
                <text:p>0.0149510741233826</text:p>
              </table:table-cell>
              <table:table-cell office:value-type="float" office:value="0.0272002816200256">
                <text:p>0.0272002816200256</text:p>
              </table:table-cell>
              <table:table-cell office:value-type="float" office:value="0.0591827154159546">
                <text:p>0.0591827154159546</text:p>
              </table:table-cell>
              <table:table-cell office:value-type="float" office:value="0.00215183073824102">
                <text:p>0.00215183073824102</text:p>
              </table:table-cell>
              <table:table-cell office:value-type="float" office:value="0.00439963221549988">
                <text:p>0.00439963221549988</text:p>
              </table:table-cell>
              <table:table-cell office:value-type="float" office:value="0.00693973064422607">
                <text:p>0.00693973064422607</text:p>
              </table:table-cell>
              <table:table-cell office:value-type="float" office:value="0.0149068057537079">
                <text:p>0.0149068057537079</text:p>
              </table:table-cell>
              <table:table-cell office:value-type="float" office:value="0.0284515261650085">
                <text:p>0.0284515261650085</text:p>
              </table:table-cell>
              <table:table-cell office:value-type="float" office:value="0.0506034851074219">
                <text:p>0.0506034851074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00265239834785461">
                <text:p>0.00265239834785461</text:p>
              </table:table-cell>
              <table:table-cell office:value-type="float" office:value="0.00205503296852112">
                <text:p>0.00205503296852112</text:p>
              </table:table-cell>
              <table:table-cell office:value-type="float" office:value="0.00308254480361938">
                <text:p>0.00308254480361938</text:p>
              </table:table-cell>
              <table:table-cell office:value-type="float" office:value="0.00421992301940918">
                <text:p>0.00421992301940918</text:p>
              </table:table-cell>
              <table:table-cell office:value-type="float" office:value="0.0075387454032898">
                <text:p>0.0075387454032898</text:p>
              </table:table-cell>
              <table:table-cell office:value-type="float" office:value="0.0170979678630829">
                <text:p>0.0170979678630829</text:p>
              </table:table-cell>
              <table:table-cell office:value-type="float" office:value="0.0318004012107849">
                <text:p>0.0318004012107849</text:p>
              </table:table-cell>
              <table:table-cell office:value-type="float" office:value="0.0633057594299317">
                <text:p>0.0633057594299317</text:p>
              </table:table-cell>
              <table:table-cell office:value-type="float" office:value="0.00180806073275479">
                <text:p>0.00180806073275479</text:p>
              </table:table-cell>
              <table:table-cell office:value-type="float" office:value="0.00414500117301941">
                <text:p>0.00414500117301941</text:p>
              </table:table-cell>
              <table:table-cell office:value-type="float" office:value="0.00717017412185669">
                <text:p>0.00717017412185669</text:p>
              </table:table-cell>
              <table:table-cell office:value-type="float" office:value="0.0163248836994171">
                <text:p>0.0163248836994171</text:p>
              </table:table-cell>
              <table:table-cell office:value-type="float" office:value="0.0313882112503052">
                <text:p>0.0313882112503052</text:p>
              </table:table-cell>
              <table:table-cell office:value-type="float" office:value="0.0504019021987915">
                <text:p>0.0504019021987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.00250516772270203">
                <text:p>0.00250516772270203</text:p>
              </table:table-cell>
              <table:table-cell office:value-type="float" office:value="0.00199098515510559">
                <text:p>0.00199098515510559</text:p>
              </table:table-cell>
              <table:table-cell office:value-type="float" office:value="0.00296503663063049">
                <text:p>0.00296503663063049</text:p>
              </table:table-cell>
              <table:table-cell office:value-type="float" office:value="0.00442489981651306">
                <text:p>0.00442489981651306</text:p>
              </table:table-cell>
              <table:table-cell office:value-type="float" office:value="0.00755113363265991">
                <text:p>0.00755113363265991</text:p>
              </table:table-cell>
              <table:table-cell office:value-type="float" office:value="0.0169465482234955">
                <text:p>0.0169465482234955</text:p>
              </table:table-cell>
              <table:table-cell office:value-type="float" office:value="0.032044780254364">
                <text:p>0.032044780254364</text:p>
              </table:table-cell>
              <table:table-cell office:value-type="float" office:value="0.0628977537155151">
                <text:p>0.0628977537155151</text:p>
              </table:table-cell>
              <table:table-cell office:value-type="float" office:value="0.00160845626484264">
                <text:p>0.00160845626484264</text:p>
              </table:table-cell>
              <table:table-cell office:value-type="float" office:value="0.00407441020011902">
                <text:p>0.00407441020011902</text:p>
              </table:table-cell>
              <table:table-cell office:value-type="float" office:value="0.00717961311340332">
                <text:p>0.00717961311340332</text:p>
              </table:table-cell>
              <table:table-cell office:value-type="float" office:value="0.0163478493690491">
                <text:p>0.0163478493690491</text:p>
              </table:table-cell>
              <table:table-cell office:value-type="float" office:value="0.0308109879493713">
                <text:p>0.0308109879493713</text:p>
              </table:table-cell>
              <table:table-cell office:value-type="float" office:value="0.0497005939483643">
                <text:p>0.04970059394836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.00237743496894836">
                <text:p>0.00237743496894836</text:p>
              </table:table-cell>
              <table:table-cell office:value-type="float" office:value="0.0019330518245697">
                <text:p>0.0019330518245697</text:p>
              </table:table-cell>
              <table:table-cell office:value-type="float" office:value="0.00289496660232544">
                <text:p>0.00289496660232544</text:p>
              </table:table-cell>
              <table:table-cell office:value-type="float" office:value="0.00451058983802795">
                <text:p>0.00451058983802795</text:p>
              </table:table-cell>
              <table:table-cell office:value-type="float" office:value="0.0076399564743042">
                <text:p>0.0076399564743042</text:p>
              </table:table-cell>
              <table:table-cell office:value-type="float" office:value="0.0167808413505554">
                <text:p>0.0167808413505554</text:p>
              </table:table-cell>
              <table:table-cell office:value-type="float" office:value="0.0318530797958374">
                <text:p>0.0318530797958374</text:p>
              </table:table-cell>
              <table:table-cell office:value-type="float" office:value="0.0622291088104248">
                <text:p>0.0622291088104248</text:p>
              </table:table-cell>
              <table:table-cell office:value-type="float" office:value="0.00157096407630227">
                <text:p>0.00157096407630227</text:p>
              </table:table-cell>
              <table:table-cell office:value-type="float" office:value="0.00420579671859741">
                <text:p>0.00420579671859741</text:p>
              </table:table-cell>
              <table:table-cell office:value-type="float" office:value="0.00740045309066773">
                <text:p>0.00740045309066773</text:p>
              </table:table-cell>
              <table:table-cell office:value-type="float" office:value="0.016301304101944">
                <text:p>0.016301304101944</text:p>
              </table:table-cell>
              <table:table-cell office:value-type="float" office:value="0.0312517762184143">
                <text:p>0.0312517762184143</text:p>
              </table:table-cell>
              <table:table-cell office:value-type="float" office:value="0.0501949310302734">
                <text:p>0.05019493103027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.00233510315418243">
                <text:p>0.00233510315418243</text:p>
              </table:table-cell>
              <table:table-cell office:value-type="float" office:value="0.0019500527381897">
                <text:p>0.0019500527381897</text:p>
              </table:table-cell>
              <table:table-cell office:value-type="float" office:value="0.00291953802108765">
                <text:p>0.00291953802108765</text:p>
              </table:table-cell>
              <table:table-cell office:value-type="float" office:value="0.00451476097106934">
                <text:p>0.00451476097106934</text:p>
              </table:table-cell>
              <table:table-cell office:value-type="float" office:value="0.00772140026092529">
                <text:p>0.00772140026092529</text:p>
              </table:table-cell>
              <table:table-cell office:value-type="float" office:value="0.0167449712753296">
                <text:p>0.0167449712753296</text:p>
              </table:table-cell>
              <table:table-cell office:value-type="float" office:value="0.0316019654273987">
                <text:p>0.0316019654273987</text:p>
              </table:table-cell>
              <table:table-cell office:value-type="float" office:value="0.0621828079223633">
                <text:p>0.0621828079223633</text:p>
              </table:table-cell>
              <table:table-cell office:value-type="float" office:value="0.00157266595146873">
                <text:p>0.00157266595146873</text:p>
              </table:table-cell>
              <table:table-cell office:value-type="float" office:value="0.00422533512115479">
                <text:p>0.00422533512115479</text:p>
              </table:table-cell>
              <table:table-cell office:value-type="float" office:value="0.0073981785774231">
                <text:p>0.0073981785774231</text:p>
              </table:table-cell>
              <table:table-cell office:value-type="float" office:value="0.0164457023143768">
                <text:p>0.0164457023143768</text:p>
              </table:table-cell>
              <table:table-cell office:value-type="float" office:value="0.0306491136550903">
                <text:p>0.0306491136550903</text:p>
              </table:table-cell>
              <table:table-cell office:value-type="float" office:value="0.0499996423721314">
                <text:p>0.0499996423721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0230516076087952">
                <text:p>0.00230516076087952</text:p>
              </table:table-cell>
              <table:table-cell office:value-type="float" office:value="0.00195091795921326">
                <text:p>0.00195091795921326</text:p>
              </table:table-cell>
              <table:table-cell office:value-type="float" office:value="0.00288817286491394">
                <text:p>0.00288817286491394</text:p>
              </table:table-cell>
              <table:table-cell office:value-type="float" office:value="0.00454515933990479">
                <text:p>0.00454515933990479</text:p>
              </table:table-cell>
              <table:table-cell office:value-type="float" office:value="0.00767917633056641">
                <text:p>0.00767917633056641</text:p>
              </table:table-cell>
              <table:table-cell office:value-type="float" office:value="0.0167194843292236">
                <text:p>0.0167194843292236</text:p>
              </table:table-cell>
              <table:table-cell office:value-type="float" office:value="0.0314486265182495">
                <text:p>0.0314486265182495</text:p>
              </table:table-cell>
              <table:table-cell office:value-type="float" office:value="0.0627032041549683">
                <text:p>0.0627032041549683</text:p>
              </table:table-cell>
              <table:table-cell office:value-type="float" office:value="0.00157101121815768">
                <text:p>0.00157101121815768</text:p>
              </table:table-cell>
              <table:table-cell office:value-type="float" office:value="0.00421460032463074">
                <text:p>0.00421460032463074</text:p>
              </table:table-cell>
              <table:table-cell office:value-type="float" office:value="0.00741197109222412">
                <text:p>0.00741197109222412</text:p>
              </table:table-cell>
              <table:table-cell office:value-type="float" office:value="0.0164325594902039">
                <text:p>0.0164325594902039</text:p>
              </table:table-cell>
              <table:table-cell office:value-type="float" office:value="0.0313503861427307">
                <text:p>0.0313503861427307</text:p>
              </table:table-cell>
              <table:table-cell office:value-type="float" office:value="0.0501040458679199">
                <text:p>0.0501040458679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0.00229494214057922">
                <text:p>0.00229494214057922</text:p>
              </table:table-cell>
              <table:table-cell office:value-type="float" office:value="0.00194918751716614">
                <text:p>0.00194918751716614</text:p>
              </table:table-cell>
              <table:table-cell office:value-type="float" office:value="0.00290489196777344">
                <text:p>0.00290489196777344</text:p>
              </table:table-cell>
              <table:table-cell office:value-type="float" office:value="0.00448418378829956">
                <text:p>0.00448418378829956</text:p>
              </table:table-cell>
              <table:table-cell office:value-type="float" office:value="0.00755998134613037">
                <text:p>0.00755998134613037</text:p>
              </table:table-cell>
              <table:table-cell office:value-type="float" office:value="0.0170024752616882">
                <text:p>0.0170024752616882</text:p>
              </table:table-cell>
              <table:table-cell office:value-type="float" office:value="0.0314987063407898">
                <text:p>0.0314987063407898</text:p>
              </table:table-cell>
              <table:table-cell office:value-type="float" office:value="0.0624986886978149">
                <text:p>0.0624986886978149</text:p>
              </table:table-cell>
              <table:table-cell office:value-type="float" office:value="0.00157049298286438">
                <text:p>0.00157049298286438</text:p>
              </table:table-cell>
              <table:table-cell office:value-type="float" office:value="0.00420488953590393">
                <text:p>0.00420488953590393</text:p>
              </table:table-cell>
              <table:table-cell office:value-type="float" office:value="0.00739989280700684">
                <text:p>0.00739989280700684</text:p>
              </table:table-cell>
              <table:table-cell office:value-type="float" office:value="0.016072005033493">
                <text:p>0.016072005033493</text:p>
              </table:table-cell>
              <table:table-cell office:value-type="float" office:value="0.0311487674713135">
                <text:p>0.0311487674713135</text:p>
              </table:table-cell>
              <table:table-cell office:value-type="float" office:value="0.0497987508773804">
                <text:p>0.0497987508773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0.0022973507642746">
                <text:p>0.0022973507642746</text:p>
              </table:table-cell>
              <table:table-cell office:value-type="float" office:value="0.00194099521636963">
                <text:p>0.00194099521636963</text:p>
              </table:table-cell>
              <table:table-cell office:value-type="float" office:value="0.00290508329868317">
                <text:p>0.00290508329868317</text:p>
              </table:table-cell>
              <table:table-cell office:value-type="float" office:value="0.0044852364063263">
                <text:p>0.0044852364063263</text:p>
              </table:table-cell>
              <table:table-cell office:value-type="float" office:value="0.00767077684402466">
                <text:p>0.00767077684402466</text:p>
              </table:table-cell>
              <table:table-cell office:value-type="float" office:value="0.0167572557926178">
                <text:p>0.0167572557926178</text:p>
              </table:table-cell>
              <table:table-cell office:value-type="float" office:value="0.0316507458686829">
                <text:p>0.0316507458686829</text:p>
              </table:table-cell>
              <table:table-cell office:value-type="float" office:value="0.0622006893157959">
                <text:p>0.0622006893157959</text:p>
              </table:table-cell>
              <table:table-cell office:value-type="float" office:value="0.00157804727554321">
                <text:p>0.00157804727554321</text:p>
              </table:table-cell>
              <table:table-cell office:value-type="float" office:value="0.00420516490936279">
                <text:p>0.00420516490936279</text:p>
              </table:table-cell>
              <table:table-cell office:value-type="float" office:value="0.00748004913330078">
                <text:p>0.00748004913330078</text:p>
              </table:table-cell>
              <table:table-cell office:value-type="float" office:value="0.0163022935390472">
                <text:p>0.0163022935390472</text:p>
              </table:table-cell>
              <table:table-cell office:value-type="float" office:value="0.0313019275665283">
                <text:p>0.0313019275665283</text:p>
              </table:table-cell>
              <table:table-cell office:value-type="float" office:value="0.0497976303100586">
                <text:p>0.0497976303100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31cm" svg:height="15.325cm" xlink:href=".." xlink:type="simple" chart:class="chart:scatter" chart:style-name="ch1">
        <chart:legend chart:legend-position="end" svg:x="24.194cm" svg:y="5.62cm" style:legend-expansion="high" chart:style-name="ch2"/>
        <chart:plot-area chart:style-name="ch3" table:cell-range-address="motor_test.A4:motor_test.F15 motor_test.J4:motor_test.L15" chart:data-source-has-labels="row" svg:x="0.544cm" svg:y="0.306cm" svg:width="23.106cm" svg:height="14.713cm">
          <chartooo:coordinate-region svg:x="1.642cm" svg:y="0.505cm" svg:width="21.728cm" svg:height="13.8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tor_test.B5:motor_test.B15" chart:label-cell-address="motor_test.B4:motor_test.B4" chart:class="chart:scatter">
            <chart:domain table:cell-range-address="motor_test.A5:motor_test.A15"/>
            <chart:data-point chart:repeated="11"/>
          </chart:series>
          <chart:series chart:style-name="ch7" chart:values-cell-range-address="motor_test.C5:motor_test.C15" chart:label-cell-address="motor_test.C4:motor_test.C4" chart:class="chart:scatter">
            <chart:data-point chart:repeated="11"/>
          </chart:series>
          <chart:series chart:style-name="ch8" chart:values-cell-range-address="motor_test.D5:motor_test.D15" chart:label-cell-address="motor_test.D4:motor_test.D4" chart:class="chart:scatter">
            <chart:data-point chart:repeated="11"/>
          </chart:series>
          <chart:series chart:style-name="ch9" chart:values-cell-range-address="motor_test.E5:motor_test.E15" chart:label-cell-address="motor_test.E4:motor_test.E4" chart:class="chart:scatter">
            <chart:data-point chart:repeated="11"/>
          </chart:series>
          <chart:series chart:style-name="ch10" chart:values-cell-range-address="motor_test.F5:motor_test.F15" chart:label-cell-address="motor_test.F4:motor_test.F4" chart:class="chart:scatter">
            <chart:data-point chart:repeated="11"/>
          </chart:series>
          <chart:series chart:style-name="ch11" chart:values-cell-range-address="motor_test.J5:motor_test.J15" chart:label-cell-address="motor_test.J4:motor_test.J4" chart:class="chart:scatter">
            <chart:data-point chart:repeated="11"/>
          </chart:series>
          <chart:series chart:style-name="ch12" chart:values-cell-range-address="motor_test.K5:motor_test.K15" chart:label-cell-address="motor_test.K4:motor_test.K4" chart:class="chart:scatter">
            <chart:data-point chart:repeated="11"/>
          </chart:series>
          <chart:series chart:style-name="ch13" chart:values-cell-range-address="motor_test.L5:motor_test.L15" chart:label-cell-address="motor_test.L4:motor_test.L4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 RM 1100</text:p>
                <draw:g>
                  <svg:desc>motor_test.B4:motor_test.B4</svg:desc>
                </draw:g>
              </table:table-cell>
              <table:table-cell office:value-type="string">
                <text:p>T RM 500</text:p>
                <draw:g>
                  <svg:desc>motor_test.C4:motor_test.C4</svg:desc>
                </draw:g>
              </table:table-cell>
              <table:table-cell office:value-type="string">
                <text:p>T RM 200</text:p>
                <draw:g>
                  <svg:desc>motor_test.D4:motor_test.D4</svg:desc>
                </draw:g>
              </table:table-cell>
              <table:table-cell office:value-type="string">
                <text:p>T RM 100</text:p>
                <draw:g>
                  <svg:desc>motor_test.E4:motor_test.E4</svg:desc>
                </draw:g>
              </table:table-cell>
              <table:table-cell office:value-type="string">
                <text:p>T RM 50</text:p>
                <draw:g>
                  <svg:desc>motor_test.F4:motor_test.F4</svg:desc>
                </draw:g>
              </table:table-cell>
              <table:table-cell office:value-type="string">
                <text:p>T MM 200</text:p>
                <draw:g>
                  <svg:desc>motor_test.J4:motor_test.J4</svg:desc>
                </draw:g>
              </table:table-cell>
              <table:table-cell office:value-type="string">
                <text:p>T MM 100</text:p>
                <draw:g>
                  <svg:desc>motor_test.K4:motor_test.K4</svg:desc>
                </draw:g>
              </table:table-cell>
              <table:table-cell office:value-type="string">
                <text:p>T MM 50</text:p>
                <draw:g>
                  <svg:desc>motor_test.L4:motor_test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otor_test.A5:motor_test.A15</svg:desc>
                </draw:g>
              </table:table-cell>
              <table:table-cell office:value-type="float" office:value="0.00595672428607941">
                <text:p>0.00595672428607941</text:p>
                <draw:g>
                  <svg:desc>motor_test.B5:motor_test.B15</svg:desc>
                </draw:g>
              </table:table-cell>
              <table:table-cell office:value-type="float" office:value="0.00540754199028015">
                <text:p>0.00540754199028015</text:p>
                <draw:g>
                  <svg:desc>motor_test.C5:motor_test.C15</svg:desc>
                </draw:g>
              </table:table-cell>
              <table:table-cell office:value-type="float" office:value="0.00602765381336212">
                <text:p>0.00602765381336212</text:p>
                <draw:g>
                  <svg:desc>motor_test.D5:motor_test.D15</svg:desc>
                </draw:g>
              </table:table-cell>
              <table:table-cell office:value-type="float" office:value="0.00728922843933106">
                <text:p>0.00728922843933106</text:p>
                <draw:g>
                  <svg:desc>motor_test.E5:motor_test.E15</svg:desc>
                </draw:g>
              </table:table-cell>
              <table:table-cell office:value-type="float" office:value="0.0120211720466614">
                <text:p>0.0120211720466614</text:p>
                <draw:g>
                  <svg:desc>motor_test.F5:motor_test.F15</svg:desc>
                </draw:g>
              </table:table-cell>
              <table:table-cell office:value-type="float" office:value="0.00523265903646296">
                <text:p>0.00523265903646296</text:p>
                <draw:g>
                  <svg:desc>motor_test.J5:motor_test.J15</svg:desc>
                </draw:g>
              </table:table-cell>
              <table:table-cell office:value-type="float" office:value="0.00701337575912476">
                <text:p>0.00701337575912476</text:p>
                <draw:g>
                  <svg:desc>motor_test.K5:motor_test.K15</svg:desc>
                </draw:g>
              </table:table-cell>
              <table:table-cell office:value-type="float" office:value="0.0119703698158264">
                <text:p>0.0119703698158264</text:p>
                <draw:g>
                  <svg:desc>motor_test.L5:motor_test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00412959575653076">
                <text:p>0.00412959575653076</text:p>
              </table:table-cell>
              <table:table-cell office:value-type="float" office:value="0.00363110733032227">
                <text:p>0.00363110733032227</text:p>
              </table:table-cell>
              <table:table-cell office:value-type="float" office:value="0.00434480309486389">
                <text:p>0.00434480309486389</text:p>
              </table:table-cell>
              <table:table-cell office:value-type="float" office:value="0.00540061712265015">
                <text:p>0.00540061712265015</text:p>
              </table:table-cell>
              <table:table-cell office:value-type="float" office:value="0.00754995107650757">
                <text:p>0.00754995107650757</text:p>
              </table:table-cell>
              <table:table-cell office:value-type="float" office:value="0.00350826415148648">
                <text:p>0.00350826415148648</text:p>
              </table:table-cell>
              <table:table-cell office:value-type="float" office:value="0.00527532696723938">
                <text:p>0.00527532696723938</text:p>
              </table:table-cell>
              <table:table-cell office:value-type="float" office:value="0.00770714282989502">
                <text:p>0.00770714282989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332015752792358">
                <text:p>0.00332015752792358</text:p>
              </table:table-cell>
              <table:table-cell office:value-type="float" office:value="0.00279402947425842">
                <text:p>0.00279402947425842</text:p>
              </table:table-cell>
              <table:table-cell office:value-type="float" office:value="0.00351527035236359">
                <text:p>0.00351527035236359</text:p>
              </table:table-cell>
              <table:table-cell office:value-type="float" office:value="0.0045603084564209">
                <text:p>0.0045603084564209</text:p>
              </table:table-cell>
              <table:table-cell office:value-type="float" office:value="0.00673991918563843">
                <text:p>0.00673991918563843</text:p>
              </table:table-cell>
              <table:table-cell office:value-type="float" office:value="0.00265818975188515">
                <text:p>0.00265818975188515</text:p>
              </table:table-cell>
              <table:table-cell office:value-type="float" office:value="0.00453028559684753">
                <text:p>0.00453028559684753</text:p>
              </table:table-cell>
              <table:table-cell office:value-type="float" office:value="0.00687223196029663">
                <text:p>0.00687223196029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0289293467998505">
                <text:p>0.00289293467998505</text:p>
              </table:table-cell>
              <table:table-cell office:value-type="float" office:value="0.00229805994033814">
                <text:p>0.00229805994033814</text:p>
              </table:table-cell>
              <table:table-cell office:value-type="float" office:value="0.00315540671348572">
                <text:p>0.00315540671348572</text:p>
              </table:table-cell>
              <table:table-cell office:value-type="float" office:value="0.00435015678405762">
                <text:p>0.00435015678405762</text:p>
              </table:table-cell>
              <table:table-cell office:value-type="float" office:value="0.00690043926239014">
                <text:p>0.00690043926239014</text:p>
              </table:table-cell>
              <table:table-cell office:value-type="float" office:value="0.00215183073824102">
                <text:p>0.00215183073824102</text:p>
              </table:table-cell>
              <table:table-cell office:value-type="float" office:value="0.00439963221549988">
                <text:p>0.00439963221549988</text:p>
              </table:table-cell>
              <table:table-cell office:value-type="float" office:value="0.00693973064422607">
                <text:p>0.00693973064422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00265239834785461">
                <text:p>0.00265239834785461</text:p>
              </table:table-cell>
              <table:table-cell office:value-type="float" office:value="0.00205503296852112">
                <text:p>0.00205503296852112</text:p>
              </table:table-cell>
              <table:table-cell office:value-type="float" office:value="0.00308254480361938">
                <text:p>0.00308254480361938</text:p>
              </table:table-cell>
              <table:table-cell office:value-type="float" office:value="0.00421992301940918">
                <text:p>0.00421992301940918</text:p>
              </table:table-cell>
              <table:table-cell office:value-type="float" office:value="0.0075387454032898">
                <text:p>0.0075387454032898</text:p>
              </table:table-cell>
              <table:table-cell office:value-type="float" office:value="0.00180806073275479">
                <text:p>0.00180806073275479</text:p>
              </table:table-cell>
              <table:table-cell office:value-type="float" office:value="0.00414500117301941">
                <text:p>0.00414500117301941</text:p>
              </table:table-cell>
              <table:table-cell office:value-type="float" office:value="0.00717017412185669">
                <text:p>0.00717017412185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.00250516772270203">
                <text:p>0.00250516772270203</text:p>
              </table:table-cell>
              <table:table-cell office:value-type="float" office:value="0.00199098515510559">
                <text:p>0.00199098515510559</text:p>
              </table:table-cell>
              <table:table-cell office:value-type="float" office:value="0.00296503663063049">
                <text:p>0.00296503663063049</text:p>
              </table:table-cell>
              <table:table-cell office:value-type="float" office:value="0.00442489981651306">
                <text:p>0.00442489981651306</text:p>
              </table:table-cell>
              <table:table-cell office:value-type="float" office:value="0.00755113363265991">
                <text:p>0.00755113363265991</text:p>
              </table:table-cell>
              <table:table-cell office:value-type="float" office:value="0.00160845626484264">
                <text:p>0.00160845626484264</text:p>
              </table:table-cell>
              <table:table-cell office:value-type="float" office:value="0.00407441020011902">
                <text:p>0.00407441020011902</text:p>
              </table:table-cell>
              <table:table-cell office:value-type="float" office:value="0.00717961311340332">
                <text:p>0.00717961311340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.00237743496894836">
                <text:p>0.00237743496894836</text:p>
              </table:table-cell>
              <table:table-cell office:value-type="float" office:value="0.0019330518245697">
                <text:p>0.0019330518245697</text:p>
              </table:table-cell>
              <table:table-cell office:value-type="float" office:value="0.00289496660232544">
                <text:p>0.00289496660232544</text:p>
              </table:table-cell>
              <table:table-cell office:value-type="float" office:value="0.00451058983802795">
                <text:p>0.00451058983802795</text:p>
              </table:table-cell>
              <table:table-cell office:value-type="float" office:value="0.0076399564743042">
                <text:p>0.0076399564743042</text:p>
              </table:table-cell>
              <table:table-cell office:value-type="float" office:value="0.00157096407630227">
                <text:p>0.00157096407630227</text:p>
              </table:table-cell>
              <table:table-cell office:value-type="float" office:value="0.00420579671859741">
                <text:p>0.00420579671859741</text:p>
              </table:table-cell>
              <table:table-cell office:value-type="float" office:value="0.00740045309066773">
                <text:p>0.00740045309066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.00233510315418243">
                <text:p>0.00233510315418243</text:p>
              </table:table-cell>
              <table:table-cell office:value-type="float" office:value="0.0019500527381897">
                <text:p>0.0019500527381897</text:p>
              </table:table-cell>
              <table:table-cell office:value-type="float" office:value="0.00291953802108765">
                <text:p>0.00291953802108765</text:p>
              </table:table-cell>
              <table:table-cell office:value-type="float" office:value="0.00451476097106934">
                <text:p>0.00451476097106934</text:p>
              </table:table-cell>
              <table:table-cell office:value-type="float" office:value="0.00772140026092529">
                <text:p>0.00772140026092529</text:p>
              </table:table-cell>
              <table:table-cell office:value-type="float" office:value="0.00157266595146873">
                <text:p>0.00157266595146873</text:p>
              </table:table-cell>
              <table:table-cell office:value-type="float" office:value="0.00422533512115479">
                <text:p>0.00422533512115479</text:p>
              </table:table-cell>
              <table:table-cell office:value-type="float" office:value="0.0073981785774231">
                <text:p>0.0073981785774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0230516076087952">
                <text:p>0.00230516076087952</text:p>
              </table:table-cell>
              <table:table-cell office:value-type="float" office:value="0.00195091795921326">
                <text:p>0.00195091795921326</text:p>
              </table:table-cell>
              <table:table-cell office:value-type="float" office:value="0.00288817286491394">
                <text:p>0.00288817286491394</text:p>
              </table:table-cell>
              <table:table-cell office:value-type="float" office:value="0.00454515933990479">
                <text:p>0.00454515933990479</text:p>
              </table:table-cell>
              <table:table-cell office:value-type="float" office:value="0.00767917633056641">
                <text:p>0.00767917633056641</text:p>
              </table:table-cell>
              <table:table-cell office:value-type="float" office:value="0.00157101121815768">
                <text:p>0.00157101121815768</text:p>
              </table:table-cell>
              <table:table-cell office:value-type="float" office:value="0.00421460032463074">
                <text:p>0.00421460032463074</text:p>
              </table:table-cell>
              <table:table-cell office:value-type="float" office:value="0.00741197109222412">
                <text:p>0.00741197109222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0.00229494214057922">
                <text:p>0.00229494214057922</text:p>
              </table:table-cell>
              <table:table-cell office:value-type="float" office:value="0.00194918751716614">
                <text:p>0.00194918751716614</text:p>
              </table:table-cell>
              <table:table-cell office:value-type="float" office:value="0.00290489196777344">
                <text:p>0.00290489196777344</text:p>
              </table:table-cell>
              <table:table-cell office:value-type="float" office:value="0.00448418378829956">
                <text:p>0.00448418378829956</text:p>
              </table:table-cell>
              <table:table-cell office:value-type="float" office:value="0.00755998134613037">
                <text:p>0.00755998134613037</text:p>
              </table:table-cell>
              <table:table-cell office:value-type="float" office:value="0.00157049298286438">
                <text:p>0.00157049298286438</text:p>
              </table:table-cell>
              <table:table-cell office:value-type="float" office:value="0.00420488953590393">
                <text:p>0.00420488953590393</text:p>
              </table:table-cell>
              <table:table-cell office:value-type="float" office:value="0.00739989280700684">
                <text:p>0.007399892807006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0.0022973507642746">
                <text:p>0.0022973507642746</text:p>
              </table:table-cell>
              <table:table-cell office:value-type="float" office:value="0.00194099521636963">
                <text:p>0.00194099521636963</text:p>
              </table:table-cell>
              <table:table-cell office:value-type="float" office:value="0.00290508329868317">
                <text:p>0.00290508329868317</text:p>
              </table:table-cell>
              <table:table-cell office:value-type="float" office:value="0.0044852364063263">
                <text:p>0.0044852364063263</text:p>
              </table:table-cell>
              <table:table-cell office:value-type="float" office:value="0.00767077684402466">
                <text:p>0.00767077684402466</text:p>
              </table:table-cell>
              <table:table-cell office:value-type="float" office:value="0.00157804727554321">
                <text:p>0.00157804727554321</text:p>
              </table:table-cell>
              <table:table-cell office:value-type="float" office:value="0.00420516490936279">
                <text:p>0.00420516490936279</text:p>
              </table:table-cell>
              <table:table-cell office:value-type="float" office:value="0.00748004913330078">
                <text:p>0.007480049133300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